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Symbol1" svg:font-family="Symbol" style:font-family-generic="roman" style:font-pitch="variable" style:font-charset="x-symbol"/>
    <style:font-face style:name="Lucidasans" svg:font-family="Lucidasans"/>
    <style:font-face style:name="Tahoma3" svg:font-family="Tahoma, Lucidasans"/>
    <style:font-face style:name="Tahoma1" svg:font-family="Tahoma, Lucidasans, 'Lucida Sans', 'Arial Unicode MS'"/>
    <style:font-face style:name="HG Mincho Light J1" svg:font-family="'HG Mincho Light J', 'MS Mincho'"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1" svg:font-family="Lucidasans" style:font-pitch="variable"/>
    <style:font-face style:name="Mincho" svg:font-family="Mincho" style:font-pitch="variable"/>
    <style:font-face style:name="Nimbus Sans L1" svg:font-family="'Nimbus Sans L'" style:font-pitch="variable"/>
    <style:font-face style:name="Tahoma2" svg:font-family="Tahoma, Lucidasans"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automatic-styles>
    <style:style style:name="Tabla1" style:family="table">
      <style:table-properties style:width="17.279cm" fo:margin-left="-0.513cm" table:align="left" style:writing-mode="lr-tb"/>
    </style:style>
    <style:style style:name="Tabla1.A" style:family="table-column">
      <style:table-column-properties style:column-width="6.502cm"/>
    </style:style>
    <style:style style:name="Tabla1.B" style:family="table-column">
      <style:table-column-properties style:column-width="6.001cm"/>
    </style:style>
    <style:style style:name="Tabla1.C" style:family="table-column">
      <style:table-column-properties style:column-width="4.777cm"/>
    </style:style>
    <style:style style:name="Tabla1.1" style:family="table-row">
      <style:table-row-properties style:min-row-height="1.139cm"/>
    </style:style>
    <style:style style:name="Tabla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a1.B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C1" style:family="table-cell">
      <style:table-cell-properties style:vertical-align="middle" fo:padding-left="0.123cm" fo:padding-right="0.123cm" fo:padding-top="0cm" fo:padding-bottom="0cm" fo:border="0.002cm solid #000000"/>
    </style:style>
    <style:style style:name="Tabla1.2" style:family="table-row">
      <style:table-row-properties style:min-row-height="0.961cm"/>
    </style:style>
    <style:style style:name="Tabla1.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a1.C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3" style:family="table-row">
      <style:table-row-properties style:min-row-height="1.496cm"/>
    </style:style>
    <style:style style:name="Tabla1.C3"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a2" style:family="table">
      <style:table-properties style:width="17.205cm" fo:margin-left="-0.473cm" table:align="left" style:writing-mode="lr-tb"/>
    </style:style>
    <style:style style:name="Tabla2.A" style:family="table-column">
      <style:table-column-properties style:column-width="10.213cm"/>
    </style:style>
    <style:style style:name="Tabla2.B" style:family="table-column">
      <style:table-column-properties style:column-width="6.992cm"/>
    </style:style>
    <style:style style:name="Tabla2.1" style:family="table-row">
      <style:table-row-properties style:min-row-height="0.704cm"/>
    </style:style>
    <style:style style:name="Tabla2.A1" style:family="table-cell">
      <style:table-cell-properties style:vertical-align="top" fo:padding-left="0.123cm" fo:padding-right="0.123cm" fo:padding-top="0cm" fo:padding-bottom="0cm" fo:border-left="0.002cm solid #000000" fo:border-right="none" fo:border-top="0.002cm solid #000000" fo:border-bottom="none"/>
    </style:style>
    <style:style style:name="Tabla2.B1" style:family="table-cell">
      <style:table-cell-properties style:vertical-align="top" fo:padding-left="0.123cm" fo:padding-right="0.123cm" fo:padding-top="0cm" fo:padding-bottom="0cm" fo:border-left="none" fo:border-right="0.002cm solid #000000" fo:border-top="0.002cm solid #000000" fo:border-bottom="none"/>
    </style:style>
    <style:style style:name="Tabla2.2" style:family="table-row">
      <style:table-row-properties style:min-row-height="0.6cm"/>
    </style:style>
    <style:style style:name="Tabla2.A2" style:family="table-cell">
      <style:table-cell-properties style:vertical-align="top" fo:padding-left="0.123cm" fo:padding-right="0.123cm" fo:padding-top="0cm" fo:padding-bottom="0cm" fo:border-left="0.002cm solid #000000" fo:border-right="none" fo:border-top="none" fo:border-bottom="none"/>
    </style:style>
    <style:style style:name="Tabla2.B2" style:family="table-cell">
      <style:table-cell-properties style:vertical-align="top" fo:padding-left="0.123cm" fo:padding-right="0.123cm" fo:padding-top="0cm" fo:padding-bottom="0cm" fo:border-left="none" fo:border-right="0.002cm solid #000000" fo:border-top="none" fo:border-bottom="none"/>
    </style:style>
    <style:style style:name="Tabla2.3" style:family="table-row">
      <style:table-row-properties style:min-row-height="0.67cm"/>
    </style:style>
    <style:style style:name="Tabla2.4" style:family="table-row">
      <style:table-row-properties style:min-row-height="0.529cm"/>
    </style:style>
    <style:style style:name="Tabla2.A4"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2.B4" style:family="table-cell">
      <style:table-cell-properties style:vertical-align="top" fo:padding-left="0.123cm" fo:padding-right="0.123cm" fo:padding-top="0cm" fo:padding-bottom="0cm" fo:border-left="none" fo:border-right="0.002cm solid #000000" fo:border-top="none" fo:border-bottom="0.002cm solid #000000"/>
    </style:style>
    <style:style style:name="Tabla3" style:family="table">
      <style:table-properties style:width="17.279cm" fo:margin-left="-0.513cm" table:align="left" style:writing-mode="lr-tb"/>
    </style:style>
    <style:style style:name="Tabla3.A" style:family="table-column">
      <style:table-column-properties style:column-width="17.279cm"/>
    </style:style>
    <style:style style:name="Tabla3.1" style:family="table-row">
      <style:table-row-properties style:min-row-height="0.63cm"/>
    </style:style>
    <style:style style:name="Tabla3.A1" style:family="table-cell">
      <style:table-cell-properties style:vertical-align="middle" fo:padding-left="0.123cm" fo:padding-right="0.123cm" fo:padding-top="0cm" fo:padding-bottom="0cm" fo:border-left="0.002cm solid #000000" fo:border-right="0.002cm solid #000000" fo:border-top="0.002cm solid #000000" fo:border-bottom="none"/>
    </style:style>
    <style:style style:name="Tabla3.2" style:family="table-row">
      <style:table-row-properties style:min-row-height="0.757cm"/>
    </style:style>
    <style:style style:name="Tabla3.A2" style:family="table-cell">
      <style:table-cell-properties style:vertical-align="middle" fo:padding-left="0.123cm" fo:padding-right="0.123cm" fo:padding-top="0cm" fo:padding-bottom="0cm" fo:border-left="0.002cm solid #000000" fo:border-right="0.002cm solid #000000" fo:border-top="none" fo:border-bottom="none"/>
    </style:style>
    <style:style style:name="Tabla3.3" style:family="table-row">
      <style:table-row-properties style:min-row-height="0.767cm"/>
    </style:style>
    <style:style style:name="Tabla3.A3"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P1" style:family="paragraph" style:parent-style-name="Title" style:master-page-name="Standard">
      <style:text-properties style:font-name="Arial"/>
    </style:style>
    <style:style style:name="P2" style:family="paragraph" style:parent-style-name="Title">
      <style:text-properties style:font-name="Arial"/>
    </style:style>
    <style:style style:name="P3" style:family="paragraph" style:parent-style-name="Title">
      <style:text-properties style:font-name="Arial" fo:font-size="10pt" style:font-size-asian="10pt"/>
    </style:style>
    <style:style style:name="P4" style:family="paragraph" style:parent-style-name="Title">
      <style:paragraph-properties fo:text-align="start" style:justify-single-word="false"/>
    </style:style>
    <style:style style:name="P5" style:family="paragraph" style:parent-style-name="Title">
      <style:paragraph-properties fo:text-align="start" style:justify-single-word="false"/>
      <style:text-properties style:font-name="Arial" fo:font-size="10pt" style:font-size-asian="10pt"/>
    </style:style>
    <style:style style:name="P6" style:family="paragraph" style:parent-style-name="Title">
      <style:paragraph-properties fo:text-align="start" style:justify-single-word="false"/>
      <style:text-properties style:font-name="Arial" fo:font-size="10pt" fo:language="en" fo:country="GB" style:font-size-asian="10pt"/>
    </style:style>
    <style:style style:name="P7" style:family="paragraph" style:parent-style-name="Title">
      <style:text-properties style:font-name="Arial" fo:font-size="12pt" style:font-size-asian="12pt"/>
    </style:style>
    <style:style style:name="P8" style:family="paragraph" style:parent-style-name="Standard">
      <style:paragraph-properties fo:text-align="justify" style:justify-single-word="false"/>
    </style:style>
    <style:style style:name="P9" style:family="paragraph" style:parent-style-name="Standard">
      <style:paragraph-properties fo:margin-left="-0.501cm" fo:margin-right="0cm" fo:text-align="justify" style:justify-single-word="false" fo:text-indent="0cm" style:auto-text-indent="false"/>
      <style:text-properties style:font-name="Arial" fo:font-size="12pt" fo:language="es" fo:country="ES" style:font-size-asian="12pt"/>
    </style:style>
    <style:style style:name="P10" style:family="paragraph" style:parent-style-name="Standard">
      <style:paragraph-properties fo:text-align="justify" style:justify-single-word="false"/>
      <style:text-properties style:font-name="Arial" fo:font-size="12pt" fo:language="es" fo:country="ES" style:font-size-asian="12pt"/>
    </style:style>
    <style:style style:name="P11" style:family="paragraph" style:parent-style-name="Standard">
      <style:paragraph-properties fo:margin-left="-0.501cm" fo:margin-right="-0.164cm" fo:text-align="justify" style:justify-single-word="false" fo:text-indent="0cm" style:auto-text-indent="false" fo:padding="0cm" fo:border-left="none" fo:border-right="none" fo:border-top="none" fo:border-bottom="0.002cm solid #000000"/>
    </style:style>
    <style:style style:name="P12" style:family="paragraph" style:parent-style-name="Standard">
      <style:paragraph-properties fo:margin-left="0cm" fo:margin-right="-0.164cm" fo:text-align="justify" style:justify-single-word="false" fo:text-indent="0cm" style:auto-text-indent="false"/>
      <style:text-properties style:font-name="Arial" fo:font-size="12pt" fo:language="es" fo:country="ES" style:font-size-asian="12pt"/>
    </style:style>
    <style:style style:name="P13" style:family="paragraph" style:parent-style-name="Standard">
      <style:paragraph-properties fo:margin-left="0cm" fo:margin-right="-0.164cm" fo:text-align="justify" style:justify-single-word="false" fo:text-indent="0cm" style:auto-text-indent="false" fo:padding-left="0cm" fo:padding-right="0cm" fo:padding-top="0cm" fo:padding-bottom="1.094cm" fo:border-left="none" fo:border-right="none" fo:border-top="none" fo:border-bottom="0.002cm solid #000000"/>
    </style:style>
    <style:style style:name="P14" style:family="paragraph" style:parent-style-name="Standard">
      <style:paragraph-properties fo:text-align="justify" style:justify-single-word="false"/>
      <style:text-properties style:font-name="Arial" fo:font-size="12pt" fo:language="es" fo:country="ES" style:text-underline-style="solid" style:text-underline-width="auto" style:text-underline-color="font-color" style:font-size-asian="12pt"/>
    </style:style>
    <style:style style:name="P15" style:family="paragraph" style:parent-style-name="Text_20_body" style:list-style-name="WW8Num1">
      <style:paragraph-properties fo:margin-left="0.624cm" fo:margin-right="0cm" fo:margin-top="0cm" fo:margin-bottom="0cm" fo:line-height="0.416cm" fo:text-align="justify" style:justify-single-word="false" fo:text-indent="0cm" style:auto-text-indent="false" fo:background-color="#ffffff" fo:padding="0cm" fo:border="none">
        <style:tab-stops/>
        <style:background-image/>
      </style:paragraph-properties>
    </style:style>
    <style:style style:name="P16" style:family="paragraph" style:parent-style-name="Text_20_body" style:list-style-name="WW8Num1">
      <style:paragraph-properties fo:margin-left="0.624cm" fo:margin-right="0cm" fo:margin-top="0cm" fo:margin-bottom="0cm" fo:line-height="0.416cm" fo:text-align="justify" style:justify-single-word="false" fo:text-indent="0cm" style:auto-text-indent="false" fo:background-color="#ffffff" fo:padding="0cm" fo:border="none">
        <style:tab-stops/>
        <style:background-image/>
      </style:paragraph-properties>
      <style:text-properties fo:color="#000000" style:text-underline-style="none"/>
    </style:style>
    <style:style style:name="P17" style:family="paragraph" style:parent-style-name="Text_20_body" style:list-style-name="WW8Num1">
      <style:paragraph-properties fo:margin-left="0.624cm" fo:margin-right="0cm" fo:margin-top="0cm" fo:margin-bottom="0cm" fo:line-height="0.416cm" fo:text-align="justify" style:justify-single-word="false" fo:text-indent="0cm" style:auto-text-indent="false" fo:background-color="#ffffff" fo:padding="0cm" fo:border="none">
        <style:tab-stops/>
        <style:background-image/>
      </style:paragraph-properties>
      <style:text-properties fo:color="#000000" style:font-name="Arial" fo:font-size="12pt" fo:language="es" fo:country="ES" style:text-underline-style="none" style:font-size-asian="12pt"/>
    </style:style>
    <style:style style:name="P18" style:family="paragraph" style:parent-style-name="Standard">
      <style:paragraph-properties fo:text-align="justify" style:justify-single-word="false"/>
      <style:text-properties style:font-name="Arial" fo:font-size="12pt" fo:language="es" fo:country="ES" style:text-underline-style="none" style:font-size-asian="12pt"/>
    </style:style>
    <style:style style:name="P19" style:family="paragraph" style:parent-style-name="Text_20_body">
      <style:paragraph-properties fo:margin-left="0cm" fo:margin-right="0cm" fo:line-height="0.416cm" fo:text-align="justify" style:justify-single-word="false" fo:text-indent="0cm" style:auto-text-indent="false" fo:background-color="#ffffff" fo:padding="0cm" fo:border="none">
        <style:background-image/>
      </style:paragraph-properties>
    </style:style>
    <style:style style:name="P20" style:family="paragraph" style:parent-style-name="Text_20_body">
      <style:paragraph-properties fo:margin-left="0cm" fo:margin-right="0cm" fo:line-height="0.416cm" fo:text-align="justify" style:justify-single-word="false" fo:text-indent="0cm" style:auto-text-indent="false" fo:background-color="#ffffff" fo:padding="0cm" fo:border="none">
        <style:background-image/>
      </style:paragraph-properties>
      <style:text-properties fo:color="#000000" style:text-underline-style="none"/>
    </style:style>
    <style:style style:name="P21" style:family="paragraph" style:parent-style-name="Standard">
      <style:paragraph-properties fo:text-align="justify" style:justify-single-word="false"/>
      <style:text-properties style:text-underline-style="none"/>
    </style:style>
    <style:style style:name="P22" style:family="paragraph" style:parent-style-name="Standard">
      <style:paragraph-properties fo:text-align="justify" style:justify-single-word="false"/>
      <style:text-properties fo:font-weight="bold" style:font-weight-asian="bold"/>
    </style:style>
    <style:style style:name="P23" style:family="paragraph" style:parent-style-name="Standard">
      <style:paragraph-properties fo:text-align="justify" style:justify-single-word="false"/>
      <style:text-properties style:font-name="Arial" fo:font-size="12pt" style:font-size-asian="12pt"/>
    </style:style>
    <style:style style:name="P24" style:family="paragraph" style:parent-style-name="Heading_20_3">
      <style:paragraph-properties fo:margin-left="0cm" fo:margin-right="0cm" fo:text-align="justify" style:justify-single-word="false" fo:text-indent="0cm" style:auto-text-indent="false" fo:keep-with-next="always">
        <style:tab-stops/>
      </style:paragraph-properties>
    </style:style>
    <style:style style:name="P25" style:family="paragraph" style:parent-style-name="Text_20_body">
      <style:paragraph-properties fo:margin-left="0cm" fo:margin-right="0cm" fo:margin-top="0cm" fo:margin-bottom="0.199cm" fo:line-height="0.416cm" fo:text-align="justify" style:justify-single-word="false" fo:text-indent="0cm" style:auto-text-indent="false" fo:background-color="#ffffff" fo:padding="0cm" fo:border="none">
        <style:background-image/>
      </style:paragraph-properties>
      <style:text-properties fo:color="#000000" style:text-underline-style="none"/>
    </style:style>
    <style:style style:name="P26" style:family="paragraph" style:parent-style-name="Standard">
      <style:paragraph-properties fo:margin-top="0cm" fo:margin-bottom="0.199cm" fo:text-align="justify" style:justify-single-word="false"/>
      <style:text-properties style:font-name="Arial" fo:font-size="12pt" fo:language="es" fo:country="ES" style:text-underline-style="none" style:font-size-asian="12pt"/>
    </style:style>
    <style:style style:name="P27" style:family="paragraph" style:parent-style-name="Text_20_body" style:list-style-name="WW8Num2">
      <style:paragraph-properties fo:margin-left="1.849cm" fo:margin-right="0cm" fo:margin-top="0cm" fo:margin-bottom="0cm" fo:line-height="0.416cm" fo:text-align="justify" style:justify-single-word="false" fo:text-indent="0cm" style:auto-text-indent="false" fo:background-color="#ffffff" fo:padding="0cm" fo:border="none">
        <style:tab-stops/>
        <style:background-image/>
      </style:paragraph-properties>
      <style:text-properties fo:color="#000000" style:text-underline-style="none"/>
    </style:style>
    <style:style style:name="P28" style:family="paragraph" style:parent-style-name="Text_20_body" style:list-style-name="WW8Num2">
      <style:paragraph-properties fo:margin-left="1.849cm" fo:margin-right="0cm" fo:margin-top="0cm" fo:margin-bottom="0cm" fo:line-height="0.416cm" fo:text-align="justify" style:justify-single-word="false" fo:text-indent="0cm" style:auto-text-indent="false" fo:background-color="#ffffff" fo:padding="0cm" fo:border="none">
        <style:tab-stops/>
        <style:background-image/>
      </style:paragraph-properties>
      <style:text-properties fo:color="#000000" style:font-name="Arial" fo:font-size="12pt" fo:language="es" fo:country="ES" style:text-underline-style="none" style:font-size-asian="12pt"/>
    </style:style>
    <style:style style:name="P29" style:family="paragraph" style:parent-style-name="Text_20_body">
      <style:paragraph-properties fo:margin-left="3.096cm" fo:margin-right="0cm" fo:margin-top="0cm" fo:margin-bottom="0cm" fo:line-height="0.416cm" fo:text-align="justify" style:justify-single-word="false" fo:text-indent="-0.624cm" style:auto-text-indent="false" fo:background-color="#ffffff" fo:padding="0cm" fo:border="none">
        <style:background-image/>
      </style:paragraph-properties>
      <style:text-properties fo:color="#000000" style:font-name="Arial" fo:font-size="12pt" fo:language="es" fo:country="ES" style:text-underline-style="none" style:font-size-asian="12pt"/>
    </style:style>
    <style:style style:name="P30" style:family="paragraph" style:parent-style-name="Text_20_body" style:list-style-name="WW8Num3">
      <style:paragraph-properties fo:margin-left="0cm" fo:margin-right="0cm" fo:margin-top="0cm" fo:margin-bottom="0.199cm" fo:line-height="0.416cm" fo:text-align="justify" style:justify-single-word="false" fo:text-indent="0cm" style:auto-text-indent="false" fo:background-color="#ffffff" fo:padding="0cm" fo:border="none">
        <style:tab-stops/>
        <style:background-image/>
      </style:paragraph-properties>
      <style:text-properties fo:color="#000000" style:font-name="Arial" fo:font-size="12pt" style:text-underline-style="none" fo:font-weight="normal" style:font-size-asian="12pt" style:font-weight-asian="normal" style:font-size-complex="12pt" style:font-weight-complex="normal"/>
    </style:style>
    <style:style style:name="P31" style:family="paragraph" style:parent-style-name="Text_20_body" style:list-style-name="WW8Num3">
      <style:paragraph-properties fo:margin-left="0cm" fo:margin-right="0cm" fo:margin-top="0cm" fo:margin-bottom="0.199cm" fo:line-height="0.416cm" fo:text-align="justify" style:justify-single-word="false" fo:text-indent="0cm" style:auto-text-indent="false" fo:background-color="#ffffff" fo:padding="0cm" fo:border="none">
        <style:tab-stops/>
        <style:background-image/>
      </style:paragraph-properties>
    </style:style>
    <style:style style:name="P32" style:family="paragraph" style:parent-style-name="Text_20_body">
      <style:paragraph-properties fo:margin-left="0cm" fo:margin-right="0cm" fo:line-height="0.416cm" fo:text-align="justify" style:justify-single-word="false" fo:text-indent="0cm" style:auto-text-indent="false" fo:background-color="#ffffff" fo:padding="0cm" fo:border="none">
        <style:background-image/>
      </style:paragraph-properties>
      <style:text-properties fo:color="#000000" style:font-name="Arial" fo:font-size="12pt" fo:language="es" fo:country="ES" style:text-underline-style="none" style:font-size-asian="12pt"/>
    </style:style>
    <style:style style:name="P33" style:family="paragraph" style:parent-style-name="Text_20_body" style:list-style-name="L2"/>
    <style:style style:name="P34" style:family="paragraph" style:parent-style-name="Standard" style:list-style-name="L3">
      <style:paragraph-properties fo:text-align="justify" style:justify-single-word="false"/>
      <style:text-properties style:font-name="Arial" fo:font-size="12pt" fo:language="es" fo:country="ES" style:font-size-asian="12pt"/>
    </style:style>
    <style:style style:name="T1" style:family="text">
      <style:text-properties style:font-name="Arial" fo:font-size="10pt" style:font-size-asian="10pt"/>
    </style:style>
    <style:style style:name="T2" style:family="text">
      <style:text-properties style:font-name="Arial" fo:font-size="10pt" fo:language="en" fo:country="GB" style:font-size-asian="10pt"/>
    </style:style>
    <style:style style:name="T3" style:family="text">
      <style:text-properties style:font-name="Arial" fo:font-size="12pt" fo:language="es" fo:country="ES" style:font-size-asian="12pt"/>
    </style:style>
    <style:style style:name="T4" style:family="text">
      <style:text-properties style:font-name="Arial" fo:font-size="12pt" fo:language="es" fo:country="ES" style:text-underline-style="solid" style:text-underline-width="auto" style:text-underline-color="font-color" style:font-size-asian="12pt"/>
    </style:style>
    <style:style style:name="T5" style:family="text">
      <style:text-properties fo:color="#000000" style:text-underline-style="none"/>
    </style:style>
    <style:style style:name="T6" style:family="text">
      <style:text-properties fo:color="#000000" fo:font-style="italic" style:text-underline-style="none" style:font-style-asian="italic"/>
    </style:style>
    <style:style style:name="T7" style:family="text">
      <style:text-properties fo:color="#000000" style:text-underline-style="none" fo:font-weight="bold" style:font-weight-asian="bold"/>
    </style:style>
    <style:style style:name="T8" style:family="text">
      <style:text-properties fo:color="#000000" style:font-name="Arial" fo:font-size="12pt" style:text-underline-style="none" style:font-size-asian="12pt" style:font-size-complex="12pt"/>
    </style:style>
    <style:style style:name="T9" style:family="text" style:parent-style-name="Internet_20_link">
      <style:text-properties fo:color="#000000" style:font-name="Arial" fo:font-size="12pt" style:text-underline-style="none" style:font-size-asian="12pt" style:font-size-complex="12pt"/>
    </style:style>
    <style:style style:name="T10" style:family="text" style:parent-style-name="Internet_20_link">
      <style:text-properties fo:color="#000000" style:font-name="Arial" fo:font-size="12pt" fo:language="es" fo:country="ES" style:text-underline-style="none" style:font-size-asian="12pt" style:font-size-complex="12pt"/>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DE MENDOZA – FACULTAD DE INGENIERÍA</text:p>
      <text:p text:style-name="P2"/>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CARRERA (1)</text:p>
            <text:p text:style-name="P4"><text:span text:style-name="T1">(X)I.I. <text:s text:c="6"/></text:span><text:span text:style-name="T2">I.E.E. <text:s text:c="5"/>(X) I.C. <text:s text:c="6"/>I.E.T. <text:s text:c="7"/></text:span><text:span text:style-name="T1">B. </text:span></text:p>
          </table:table-cell>
          <table:table-cell table:style-name="Tabla1.B1" office:value-type="string">
            <text:p text:style-name="P3">ASIGNATURA (2)</text:p>
            <text:p text:style-name="P5">Computación II</text:p>
          </table:table-cell>
          <table:table-cell table:style-name="Tabla1.C1" office:value-type="string">
            <text:p text:style-name="P3">CODIGO (3)</text:p>
            <text:p text:style-name="P5">II21</text:p>
          </table:table-cell>
        </table:table-row>
        <table:table-row table:style-name="Tabla1.2">
          <table:table-cell table:style-name="Tabla1.A2" office:value-type="string">
            <text:p text:style-name="P3">CURSO (4)</text:p>
            <text:p text:style-name="P5">4</text:p>
          </table:table-cell>
          <table:table-cell table:style-name="Tabla1.A2" office:value-type="string">
            <text:p text:style-name="P3">AREA (5)</text:p>
            <text:p text:style-name="P6">C.B. <text:s text:c="7"/>T.B. <text:s text:c="8"/>T.A. <text:s text:c="7"/>Co.</text:p>
          </table:table-cell>
          <table:table-cell table:style-name="Tabla1.C2" office:value-type="string">
            <text:p text:style-name="P3">ULTIMA REVISIÓN (<text:author-name text:fixed="false">Juan José Ciarlante</text:author-name> v<text:editing-cycles>24</text:editing-cycles>)</text:p>
            <text:p text:style-name="P3"/>
          </table:table-cell>
        </table:table-row>
        <table:table-row table:style-name="Tabla1.3">
          <table:table-cell table:style-name="Tabla1.A2" table:number-columns-spanned="2" office:value-type="string">
            <text:p text:style-name="P5">MATERIAS CORRELATIVAS:_____________________________________</text:p>
            <text:p text:style-name="P5"><text:s/>(7) <text:s text:c="43"/>_____________________________________</text:p>
            <text:p text:style-name="P5"><text:s text:c="49"/>_____________________________________</text:p>
            <text:p text:style-name="P5"/>
          </table:table-cell>
          <table:covered-table-cell/>
          <table:table-cell table:style-name="Tabla1.C3" office:value-type="string">
            <text:p text:style-name="P7">AÑO LECTIVO 2006</text:p>
          </table:table-cell>
        </table:table-row>
      </table:table>
      <text:p text:style-name="P8"/>
      <text:p text:style-name="P9"><text:s/>(8)</text:p>
      <table:table table:name="Tabla2" table:style-name="Tabla2">
        <table:table-column table:style-name="Tabla2.A"/>
        <table:table-column table:style-name="Tabla2.B"/>
        <table:table-row table:style-name="Tabla2.1">
          <table:table-cell table:style-name="Tabla2.A1" office:value-type="string">
            <text:p text:style-name="P10">Profesor Titular: </text:p>
          </table:table-cell>
          <table:table-cell table:style-name="Tabla2.B1" office:value-type="string">
            <text:p text:style-name="P10">Carga Horaria Semanal: <text:s text:c="3"/>4 Hs.</text:p>
          </table:table-cell>
        </table:table-row>
        <table:table-row table:style-name="Tabla2.2">
          <table:table-cell table:style-name="Tabla2.A2" office:value-type="string">
            <text:p text:style-name="P10">Profesor Titular Asociado: Ing. Juan José Ciarlante</text:p>
          </table:table-cell>
          <table:table-cell table:style-name="Tabla2.B2" office:value-type="string">
            <text:p text:style-name="P10">Carga Horaria Semanal:</text:p>
          </table:table-cell>
        </table:table-row>
        <table:table-row table:style-name="Tabla2.3">
          <table:table-cell table:style-name="Tabla2.A2" office:value-type="string">
            <text:p text:style-name="P10">Profesor Adjunto: Ing. Daniel Quinteros</text:p>
          </table:table-cell>
          <table:table-cell table:style-name="Tabla2.B2" office:value-type="string">
            <text:p text:style-name="P10">Carga Horaria Semanal:</text:p>
          </table:table-cell>
        </table:table-row>
        <table:table-row table:style-name="Tabla2.4">
          <table:table-cell table:style-name="Tabla2.A4" office:value-type="string">
            <text:p text:style-name="P10">Profesor J.T.P.:_____________________________</text:p>
          </table:table-cell>
          <table:table-cell table:style-name="Tabla2.B4" office:value-type="string">
            <text:p text:style-name="P10">Carga Horaria Semanal:</text:p>
          </table:table-cell>
        </table:table-row>
      </table:table>
      <text:p text:style-name="P8"/>
      <text:p text:style-name="P11"><text:span text:style-name="T3">(9)</text:span><text:span text:style-name="T4"> </text:span></text:p>
      <table:table table:name="Tabla3" table:style-name="Tabla3">
        <table:table-column table:style-name="Tabla3.A"/>
        <table:table-row table:style-name="Tabla3.1">
          <table:table-cell table:style-name="Tabla3.A1" office:value-type="string">
            <text:p text:style-name="P12">Horas destinadas a Teoría:________________________Hs.</text:p>
          </table:table-cell>
        </table:table-row>
        <table:table-row table:style-name="Tabla3.2">
          <table:table-cell table:style-name="Tabla3.A2" office:value-type="string">
            <text:p text:style-name="P12">Horas destinadas a Práctica:_______________________Hs.</text:p>
          </table:table-cell>
        </table:table-row>
        <table:table-row table:style-name="Tabla3.3">
          <table:table-cell table:style-name="Tabla3.A3" office:value-type="string">
            <text:p text:style-name="P12">Horas Teórico-prácticas: <text:s text:c="3"/>4 <text:s/>Hs.</text:p>
          </table:table-cell>
        </table:table-row>
      </table:table>
      <text:p text:style-name="P13"/>
      <text:p text:style-name="P14"/>
      <text:p text:style-name="P14">OBJETIVOS GENERALES (10):</text:p>
      <text:p text:style-name="P14"/>
      <text:list text:style-name="WW8Num1">
        <text:list-item>
          <text:p text:style-name="P15"><text:span text:style-name="T5">Adquirir dominio en las herramientas de desarrollo de sistemas POSIX (Unix-</text:span><text:span text:style-name="T6">like</text:span><text:span text:style-name="T5">). </text:span></text:p>
        </text:list-item>
        <text:list-item>
          <text:p text:style-name="P16">Manejar adecuadamente dichas herramientas para la construcción de aplicaciones. </text:p>
        </text:list-item>
        <text:list-item>
          <text:p text:style-name="P16">Conocer y utilizar las bibliotecas más comunes del entorno. </text:p>
        </text:list-item>
        <text:list-item>
          <text:p text:style-name="P16">Diferenciar los servicios de biblioteca de las llamadas al sistema operativo. </text:p>
        </text:list-item>
        <text:list-item>
          <text:p text:style-name="P17">Utilizar eficientemente las API de bajo nivel y de red.</text:p>
        </text:list-item>
      </text:list>
      <text:p text:style-name="P18"/>
      <text:p text:style-name="P14">PROGRAMA ANALÍTICO (11):</text:p>
      <text:p text:style-name="P14"/>
      <text:p text:style-name="P19"><text:span text:style-name="T7">CAPITULO I : El entorno POSIX</text:span><text:span text:style-name="T5"> </text:span></text:p>
      <text:p text:style-name="P19"><text:span text:style-name="T7">TEMA A: El entorno de usuario: </text:span><text:span text:style-name="T5">1.A.1- Sesión de usuario: inicio, operación, finalización. 1.A.2- Personalización del entorno. 1.A.3- El </text:span><text:span text:style-name="T6">shell</text:span><text:span text:style-name="T5"> de usuario. 1.A.4- Entrada y salida estándar; salida de error. 1.A.5- Utilidades comunes para manejo de archivos y filtrado de texto. </text:span></text:p>
      <text:p text:style-name="P19"><text:span text:style-name="T7">TEMA B: El entorno de desarrollo: </text:span><text:span text:style-name="T5">1.B.1-Estándares ANSI, POSIX, BSD y System V. 1.B.2- Generalidades del entorno. 1.B.3- Creación de aplicaciones: edición, compilación y enlace, depuración. 1.B.4- Automatización con </text:span><text:span text:style-name="T6">make. </text:span><text:span text:style-name="T5">1.B.5 - Estructura del proyecto: archivos fuente: interface e implementación. 1.B.6 Ubicación de archivos de encabezado y bibliotecas. 1.B.7 Secciones y páginas del manual (</text:span><text:span text:style-name="T6">man) </text:span><text:span text:style-name="T5">del programador. </text:span></text:p>
      <text:p text:style-name="P20"/>
      <text:p text:style-name="P19"><text:span text:style-name="T7">CAPITULO II - API: entrada/salida (I/O)</text:span><text:span text:style-name="T5"> </text:span></text:p>
      <text:p text:style-name="P19"><text:span text:style-name="T7">TEMA A: Entrada/salida de alto nivel: </text:span><text:span text:style-name="T5">2.A.1 - ANSI C: relación entre el lenguaje "C" y la biblioteca estándar. 2.A.2 - Diferencias con el API de bajo nivel. 2.A.3 - Funciones más comunes: apertura, lectura/escritura y posicionamiento de archivos. </text:span></text:p>
      <text:p text:style-name="P19"><text:span text:style-name="T7">TEMA B: Entrada/salida de bajo nivel: </text:span><text:span text:style-name="T5">2.B.1 - Llamadas al sistema operativo, interacción con el núcleo, descriptores de archivo. 2.B.2 - Comparación con funciones de alto nivel. 2.B.3 - Apertura de archivos: </text:span><text:span text:style-name="T6">flags </text:span><text:span text:style-name="T5">de apertura, modos, permisos; relación con </text:span><text:span text:style-name="T6">umask</text:span><text:span text:style-name="T5">. 2.B.4 - Lectura y escritura de archivos. 2.B.5 - I/O avanzado: proyección de archivos en memoria. </text:span></text:p>
      <text:p text:style-name="P20"/>
      <text:p text:style-name="P19"><text:span text:style-name="T7">CAPITULO III: API: Procesos</text:span><text:span text:style-name="T5"> </text:span></text:p>
      <text:p text:style-name="P19"><text:span text:style-name="T7">TEMA A: Introducción:</text:span><text:span text:style-name="T5"> 3.A.1 - Generalidades: concepto de proceso, relación con el núcleo. 3.A.2 Propiedades de un proceso: PID, uid, gid, entorno, descriptores de archivo, mapa de memoria. 3.A.3 - Utilidades para administración de procesos . 3.A.4 - Variables de entorno. </text:span></text:p>
      <text:p text:style-name="P19"><text:span text:style-name="T7">TEMA B: Creación de procesos: </text:span><text:span text:style-name="T5">3.B.1 - Creación de procesos, comportamiento y flujo del programa (padre y hijo). 3.B.2 - Relación proceso padre/hijo: memoria, archivos, entorno, señales, process ids, user/group ids. 3.B.3 - Espera y recuperación del estado de finalización de un proceso. </text:span></text:p>
      <text:p text:style-name="P19"><text:span text:style-name="T7">TEMA C: Ejecución de programas: </text:span><text:span text:style-name="T5">3.C.1 - Generalidades respecto de la ejecución de programas. 3.C.2 - Llamadas y funciones para ejecución de programas; comportamiento y flujo del código . 3.C.2 - Propiedades conservadas luego de la ejecución. </text:span></text:p>
      <text:p text:style-name="P19"><text:span text:style-name="T7">TEMA D: Señales:</text:span><text:span text:style-name="T5"> 3.D.1 - Concepto de señal, relación con el núcleo, señales síncronas y asíncronas. 3.D.2 - Números y nombres de señal, condiciones informadas. 3.D.3 - Disposición de las señales: ignorar, interceptar ó permitir la acción por defecto. 3.D.4 - Llamadas y funciones para la intercepción y bloqueo de señales. 3.D.5 - Envío de señales. </text:span></text:p>
      <text:p text:style-name="P20"/>
      <text:p text:style-name="P19"><text:span text:style-name="T7">CAPITULO IV: API: sistema de archivos (FS)</text:span><text:span text:style-name="T5"> </text:span></text:p>
      <text:p text:style-name="P19"><text:span text:style-name="T7">TEMA A: Introducción:</text:span><text:span text:style-name="T5"> 4.A.1 - Generalidades sobre sistemas de archivos, estructura, inodos, archivos y directorios, enlaces. 4.A.2 - Llamadas para recuperación de los </text:span><text:span text:style-name="T6">metadatos</text:span><text:span text:style-name="T5"> de archivos. 4.A.3 - Llamadas para la modificación del propietario y modos de archivos. 4.A.4 - Llamadas para modificar entradas de directorios: enlace, borrado, renombrado; lectura de directorios. 4.A.5 Dispositivos especiales (caracter y bloque). </text:span></text:p>
      <text:p text:style-name="P20"/>
      <text:p text:style-name="P19"><text:span text:style-name="T7">CAPITULO V: API: Comunicación entre procesos (IPC)</text:span><text:span text:style-name="T5"> </text:span></text:p>
      <text:p text:style-name="P19"><text:span text:style-name="T7">TEMA A: Pipes: </text:span><text:span text:style-name="T5">5.A.1 - Pipes , llamadas de bajo y alto nivel . 5.A.2 - FIFOs (named pipes). </text:span></text:p>
      <text:p text:style-name="P19"><text:span text:style-name="T7">TEMA B: Colas de mensajes:</text:span><text:span text:style-name="T5"> 5.B.1 - Generalidades y alcance. 5.B.2 - Identificación, creación y remoción. 5.B.3 - Envío y recepción de mensajes. </text:span></text:p>
      <text:p text:style-name="P19"><text:span text:style-name="T7">TEMA C: Semáforos: </text:span><text:span text:style-name="T5">5.C.1 - Generalidades y alcance. 5.C.2. - Identificación, creación y remoción. 5.C.3 - Operaciones con semáforos, relación con la finalización del proceso. </text:span></text:p>
      <text:p text:style-name="P19"><text:span text:style-name="T7">TEMA C: Segmentos de memoria compartida: </text:span><text:span text:style-name="T5">5.B.2 - Generalidades y alcance. 5.C.2 - Identificación, creación y remoción. 5.C.3 - Uso de la memoria compartida, mapeos </text:span><text:span text:style-name="T6">privados </text:span><text:span text:style-name="T5">y </text:span><text:span text:style-name="T6">compartidos</text:span><text:span text:style-name="T5">. </text:span></text:p>
      <text:p text:style-name="P20"/>
      <text:p text:style-name="P19"><text:span text:style-name="T7">CAPITULO VI: API: Red</text:span><text:span text:style-name="T5"> </text:span></text:p>
      <text:p text:style-name="P19"><text:span text:style-name="T7">TEMA A: Introducción: </text:span><text:span text:style-name="T5">6.A.1 - Generalidades sobre los </text:span><text:span text:style-name="T6">sockets</text:span><text:span text:style-name="T5">. 6.A.2 - Familias de protocolos, tipos de sockets. 6.A.3 - Creación de sockets, apertura activa y pasiva. 6.A.4 - Direccionamiento. </text:span></text:p>
      <text:p text:style-name="P19"><text:span text:style-name="T7">TEMA B: UNIX sockets: </text:span><text:span text:style-name="T5">6.B.1 - Características y alcance. 6.B.2 - Creación y utilización de sockets AF_UNIX, socketpair. </text:span></text:p>
      <text:p text:style-name="P19"><text:span text:style-name="T7">TEMA C: INET sockets:</text:span><text:span text:style-name="T5"> 6.C.1 - Características y alcance. 6.B.2 - Protocolos, direcciones IP y puertos. 6.C.3 - Creación y utilización de sockets AF_INET. 6.C.4 - Aplicaciones para servicios TCP/IP </text:span></text:p>
      <text:p text:style-name="P20"/>
      <text:p text:style-name="P19"><text:span text:style-name="T7">CAPITULO VII: API: Hilos de ejecución (threads)</text:span><text:span text:style-name="T5"> </text:span></text:p>
      <text:p text:style-name="P19"><text:span text:style-name="T7">TEMA A: Introducción: </text:span><text:span text:style-name="T5">7.A.1 - Generalidades sobre hilos de ejecución. 7.A.2 - Comparación con procesos, ventajas y desventajas. </text:span></text:p>
      <text:p text:style-name="P19"><text:span text:style-name="T7">TEMA B: Uso de hilos de ejecución: </text:span><text:span text:style-name="T5">7.B.1 - Creación y finalización de </text:span><text:span text:style-name="T6">threads</text:span><text:span text:style-name="T5">. 7.B.2 - Primitivas de sincronización: exclusión mutua, espera condicional. </text:span></text:p>
      <text:p text:style-name="P20"/>
      <text:p text:style-name="P19"><text:span text:style-name="T7">CAPITULO VIII: API: Clustering</text:span><text:span text:style-name="T5"> </text:span></text:p>
      <text:p text:style-name="P19"><text:span text:style-name="T7">TEMA A: Introducción: </text:span><text:span text:style-name="T5">8.A.1 - Definición de cluster; ,modelos de clustering: migración de procesos y API específico. 8.A.2 - Comparación de acuerdo a complejidad, performance y portabilidad. </text:span></text:p>
      <text:p text:style-name="P19"><text:span text:style-name="T7">TEMA B: Migración de procesos: </text:span><text:span text:style-name="T5">8.B.1 - Introducción y alcance. 8.B.2 - Criterios y condicionamientos. 8.B.3 - Ejemplos </text:span></text:p>
      <text:p text:style-name="P19"><text:span text:style-name="T7">TEMA C: APIs de clustering: </text:span><text:span text:style-name="T5">8.C.1 - Introducción, comparación y descripción de las API disponibles. 8.C.2 - Ejemplos de uso </text:span></text:p>
      <text:p text:style-name="P21"/>
      <text:p text:style-name="P14"/>
      <text:p text:style-name="P14">PROGRAMA DE EXAMEN (12):</text:p>
      <text:p text:style-name="P22"/>
      <text:p text:style-name="P8"/>
      <text:p text:style-name="P23">BOLILLA 1: <text:tab/><text:tab/><text:tab/>Capítulos 1,6</text:p>
      <text:h text:style-name="P24" text:outline-level="3">BOLILLA 2: <text:tab/><text:tab/><text:tab/>Capítulos 2,8</text:h>
      <text:p text:style-name="P23">BOLILLA 3: <text:tab/><text:tab/><text:tab/>Capítulos 3,5</text:p>
      <text:p text:style-name="P23">BOLILLA 4: <text:tab/><text:tab/><text:tab/>Capítulos 4,6</text:p>
      <text:p text:style-name="P23">BOLILLA 5: <text:tab/><text:tab/><text:tab/>Capítulos 5,8</text:p>
      <text:p text:style-name="P23">BOLILLA 6: <text:tab/><text:tab/><text:tab/>Capítulos 6,2</text:p>
      <text:p text:style-name="P23">BOLILLA 7: <text:tab/><text:tab/><text:tab/>Capítulos 7,5</text:p>
      <text:p text:style-name="P23">BOLILLA 8: <text:tab/><text:tab/><text:tab/>Capítulos 8,4</text:p>
      <text:p text:style-name="P23">BOLILLA 9:<text:tab/><text:tab/><text:tab/>Capítulos 7,3</text:p>
      <text:p text:style-name="P10"/>
      <text:p text:style-name="Text_20_body">PROGRAMA DE TRABAJOS PRÁCTICOS (13):</text:p>
      <text:p text:style-name="P10"/>
      <text:p text:style-name="P25">Práctico No 1: Creación de un filtro stdin a stdout. </text:p>
      <text:p text:style-name="P25">Práctico No 2: Aplicación de fork, exec y pipe. </text:p>
      <text:p text:style-name="P25">Práctico No 3: Sincronización con semáforos</text:p>
      <text:p text:style-name="P25">Práctico No 4: Programación de un cliente ó servicio TCP/IP con procesos</text:p>
      <text:p text:style-name="P25">Práctico No 5: Programación de un cliente ó servicio TCP/IP con hilos</text:p>
      <text:p text:style-name="P25">Práctico No 6: Programación de aplicación de cálculo intenso para su uso en un cluster </text:p>
      <text:p text:style-name="P26"/>
      <text:p text:style-name="P8"><text:span text:style-name="T4">CONDICIONES PARA REGULARIZAR LA MATERIA y RÉGIMEN DE EVALUACIÓN</text:span><text:span text:style-name="T3"> (14):</text:span></text:p>
      <text:p text:style-name="P10"/>
      <text:p text:style-name="P20">La materia se aprobará por medio de un examen final. </text:p>
      <text:p text:style-name="P20">Para regularizar la materia el alumno deberá: </text:p>
      <text:list text:style-name="WW8Num2">
        <text:list-item>
          <text:p text:style-name="P27">Asistir al 80% de las clases. </text:p>
        </text:list-item>
        <text:list-item>
          <text:p text:style-name="P28">Aprobar todos los trabajos prácticos.</text:p>
        </text:list-item>
      </text:list>
      <text:p text:style-name="P29"/>
      <text:p text:style-name="P14">BIBLIOGRAFÍA (15):</text:p>
      <text:p text:style-name="P14"/>
      <text:list text:style-name="WW8Num3">
        <text:list-item>
          <text:p text:style-name="P30">Stevens, Richard. Advanced Programming in the UNIX Environment. Addison Wesley. </text:p>
        </text:list-item>
        <text:list-item>
          <text:p text:style-name="P30">Stevens, Richard. Unix Network Programming. Prentice Hall. </text:p>
        </text:list-item>
        <text:list-item>
          <text:p text:style-name="P30">Neil Matthew and Richard Stones et al. Professional Linux Programming. Wrox. </text:p>
        </text:list-item>
        <text:list-item>
          <text:p text:style-name="P30">Wall, Kurt. Programación en Linux con ejemplos. Prentice Hall - QUE. </text:p>
        </text:list-item>
        <text:list-item>
          <text:p text:style-name="P31"><text:span text:style-name="T8">comp.lang.c Frequently Asked Questions <text:line-break/></text:span><text:a xlink:type="simple" xlink:href="http://www.eskimo.com/~scs/C-faq/top.html"><text:span text:style-name="T9">http://www.eskimo.com/~scs/C-faq/top.html </text:span></text:a></text:p>
        </text:list-item>
        <text:list-item>
          <text:p text:style-name="P31"><text:span text:style-name="T8">Manuales en castellano de Linux (Proyecto Lucas)<text:line-break/></text:span><text:a xlink:type="simple" xlink:href="http://lucas.hispalinux.es/Manuales-LuCAS"><text:span text:style-name="T9">http://lucas.hispalinux.es/Manuales-LuCAS</text:span></text:a></text:p>
        </text:list-item>
        <text:list-item>
          <text:p text:style-name="P31"><text:span text:style-name="T8">The GNU C Library Manual<text:line-break/></text:span><text:a xlink:type="simple" xlink:href="http://www.gnu.org/manual/"><text:span text:style-name="T9">http://www.gnu.org/manual/ </text:span></text:a></text:p>
        </text:list-item>
        <text:list-item>
          <text:p text:style-name="P31"><text:span text:style-name="T8">Programming UNIX Sockets in C FAQ<text:line-break/></text:span><text:a xlink:type="simple" xlink:href="http://www.developerweb.net/sock-faq/"><text:span text:style-name="T9">http://www.developerweb.net/sock-faq/ </text:span></text:a></text:p>
        </text:list-item>
        <text:list-item>
          <text:p text:style-name="P31"><text:span text:style-name="T8">The Unix Programming Resources Page<text:line-break/></text:span><text:a xlink:type="simple" xlink:href="http://www.erlenstar.demon.co.uk/unix/"><text:span text:style-name="T9">http://www.erlenstar.demon.co.uk/unix/ </text:span></text:a></text:p>
        </text:list-item>
        <text:list-item>
          <text:p text:style-name="P31"><text:span text:style-name="T8">The Linux Documentation Project. <text:line-break/></text:span><text:a xlink:type="simple" xlink:href="http://www.linuxdoc.org/"><text:span text:style-name="T10">http://www.linuxdoc.org/ </text:span></text:a></text:p>
        </text:list-item>
      </text:list>
      <text:p text:style-name="P18"/>
      <text:p text:style-name="P14">ESTRATEGIAS DIDÁCTICAS UTILIZADAS (16):</text:p>
      <text:p text:style-name="P32">Exposiciones dialogadas, discusiones grupales, prácticos de laboratorio.</text:p>
      <text:p text:style-name="P10"/>
      <text:p text:style-name="P14">RECURSOS DIDÁCTICOS UTILIZADOS (17):</text:p>
      <text:p text:style-name="P32">Internet, medios informáticos, laboratorio. </text:p>
      <text:p text:style-name="P14"/>
      <text:p text:style-name="Text_20_body">ACTIVIDADES DE INVESTIGACIÓN, EXTENSIÓN Y/O PRODUCCIÓN DE LA CÁTEDRA (18):</text:p>
      <text:p text:style-name="Text_20_body"/>
      <text:list text:style-name="L2">
        <text:list-item>
          <text:p text:style-name="P33">Sitio público con todos los fuentes y documentación usados durante el dictado de la materia: <text:a xlink:type="simple" xlink:href="http://www.um.edu.ar/pitagoras/src/Computacion-II/">http://www.um.edu.ar/pitagoras/src/Computacion-II/</text:a></text:p>
        </text:list-item>
      </text:list>
      <text:list text:style-name="L3">
        <text:list-header>
          <text:p text:style-name="P3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Symbol1" svg:font-family="Symbol" style:font-family-generic="roman" style:font-pitch="variable" style:font-charset="x-symbol"/>
    <style:font-face style:name="Lucidasans" svg:font-family="Lucidasans"/>
    <style:font-face style:name="Tahoma3" svg:font-family="Tahoma, Lucidasans"/>
    <style:font-face style:name="Tahoma1" svg:font-family="Tahoma, Lucidasans, 'Lucida Sans', 'Arial Unicode MS'"/>
    <style:font-face style:name="HG Mincho Light J1" svg:font-family="'HG Mincho Light J', 'MS Mincho'"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1" svg:font-family="Lucidasans" style:font-pitch="variable"/>
    <style:font-face style:name="Mincho" svg:font-family="Mincho" style:font-pitch="variable"/>
    <style:font-face style:name="Nimbus Sans L1" svg:font-family="'Nimbus Sans L'" style:font-pitch="variable"/>
    <style:font-face style:name="Tahoma2" svg:font-family="Tahoma, Lucidasans"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Roman No9 L" fo:font-size="12pt" fo:language="de" fo:country="DE" style:font-name-asian="Nimbus Sans 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2" fo:widows="2" fo:hyphenation-ladder-count="no-limit" style:writing-mode="lr-tb">
        <style:tab-stops/>
      </style:paragraph-properties>
      <style:text-properties style:use-window-font-color="true" style:font-name="Times New Roman" fo:font-size="10pt" fo:language="es" fo:country="AR"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text-align="justify" style:justify-single-word="false"/>
      <style:text-properties style:font-name="Arial" fo:font-size="12pt" fo:language="es" fo:country="ES" style:text-underline-style="solid" style:text-underline-width="auto" style:text-underline-color="font-color" style:font-size-asian="12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Standard" style:next-style-name="Standard" style:class="text">
      <style:paragraph-properties fo:margin-left="-0.501cm" fo:margin-right="0cm" fo:text-align="justify" style:justify-single-word="false" fo:text-indent="0cm" style:auto-text-indent="false" fo:keep-with-next="always"/>
      <style:text-properties style:font-name="Arial" fo:font-size="12pt" fo:language="es" fo:country="ES" style:font-size-asian="12pt"/>
    </style:style>
    <style:style style:name="Heading_20_2" style:display-name="Heading 2" style:family="paragraph" style:parent-style-name="Standard" style:next-style-name="Standard" style:class="text">
      <style:paragraph-properties fo:margin-left="0cm" fo:margin-right="0cm" fo:text-align="justify" style:justify-single-word="false" fo:text-indent="0cm" style:auto-text-indent="false" fo:keep-with-next="always"/>
      <style:text-properties style:font-name="Arial" fo:font-size="12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0cm" fo:margin-right="0cm" fo:text-align="justify" style:justify-single-word="false" fo:text-indent="0cm" style:auto-text-indent="false" fo:keep-with-next="always"/>
      <style:text-properties style:font-name="Arial" fo:font-size="12pt" style:font-size-asian="12pt"/>
    </style:style>
    <style:style style:name="List" style:family="paragraph" style:parent-style-name="Text_20_body" style:class="list">
      <style:text-properties style:font-name-complex="Lucidasan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size="14pt" fo:language="es" fo:country="ES" fo:font-weight="bold" style:font-size-asian="14pt" style:font-weight-asian="bold"/>
    </style:style>
    <style:style style:name="Subtitle" style:family="paragraph" style:parent-style-name="WW-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_20__28_user_29_" style:display-name="Caption (user)"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ndex_20__28_user_29_" style:display-name="Index (user)" style:family="paragraph" style:parent-style-name="Standard">
      <style:paragraph-properties text:number-lines="false" text:line-number="0"/>
      <style:text-properties style:font-name-complex="Tahoma3"/>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HG Mincho Light J1" style:font-size-asian="14pt" style:font-name-complex="Tahoma2"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Index" style:family="paragraph" style:parent-style-name="Standard">
      <style:paragraph-properties text:number-lines="false" text:line-number="0"/>
      <style:text-properties style:font-name-complex="Lucidasans"/>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Mincho" style:font-size-asian="14pt" style:font-name-complex="Lucidasans1" style:font-size-complex="14pt"/>
    </style:style>
    <style:style style:name="Table_20_Contents_20__28_user_29_" style:display-name="Table Contents (user)" style:family="paragraph" style:parent-style-name="Text_20_body">
      <style:paragraph-properties text:number-lines="false" text:line-number="0"/>
    </style:style>
    <style:style style:name="WW-Table_20_Contents" style:display-name="WW-Table Contents" style:family="paragraph" style:parent-style-name="Text_20_body">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1z0" style:family="text">
      <style:text-properties style:font-name="Symbol"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0" style:family="text">
      <style:text-properties style:font-name="Symbol" fo:font-size="9pt" style:font-size-asian="9pt" style:font-name-complex="StarSymbol1" style:font-size-complex="9pt"/>
    </style:style>
    <style:style style:name="WW-Absatz-Standardschriftart" style:family="text"/>
    <style:style style:name="WW-WW8Num1z0" style:family="text">
      <style:text-properties style:font-name="Symbol" fo:font-size="9pt" style:font-size-asian="9pt" style:font-name-complex="StarSymbol1" style:font-size-complex="9pt"/>
    </style:style>
    <style:style style:name="WW-WW8Num2z0" style:family="text">
      <style:text-properties style:font-name="Symbol" fo:font-size="9pt" style:font-size-asian="9pt" style:font-name-complex="StarSymbol1" style:font-size-complex="9pt"/>
    </style:style>
    <style:style style:name="WW-WW8Num3z0" style:family="text">
      <style:text-properties style:font-name="Symbol" fo:font-size="9pt" style:font-size-asian="9pt" style:font-name-complex="StarSymbol1" style:font-size-complex="9pt"/>
    </style:style>
    <style:style style:name="WW-Absatz-Standardschriftart1" style:family="text"/>
    <style:style style:name="WW-WW8Num1z01" style:family="text">
      <style:text-properties style:font-name="Symbol1"/>
    </style:style>
    <style:style style:name="WW-WW8Num2z01" style:family="text">
      <style:text-properties style:font-name="Symbol1"/>
    </style:style>
    <style:style style:name="WW-WW8Num3z01" style:family="text">
      <style:text-properties style:font-name="Symbol1"/>
    </style:style>
    <style:style style:name="WW8Num4z0" style:family="text">
      <style:text-properties style:font-name="Arial" fo:font-style="normal" fo:font-weight="bold" style:font-style-asian="normal" style:font-weight-asian="bold"/>
    </style:style>
    <style:style style:name="WW8Num5z0" style:family="text">
      <style:text-properties style:font-name="Symbol1"/>
    </style:style>
    <style:style style:name="WW8Num6z0" style:family="text">
      <style:text-properties style:font-name="Symbol1"/>
    </style:style>
    <style:style style:name="WW8Num7z0" style:family="text">
      <style:text-properties style:font-name="Symbol1"/>
    </style:style>
    <style:style style:name="WW8Num8z0" style:family="text">
      <style:text-properties style:font-name="Symbol1"/>
    </style:style>
    <style:style style:name="WW8Num10z0" style:family="text">
      <style:text-properties style:font-name="Symbol1"/>
    </style:style>
    <style:style style:name="WW8Num11z0" style:family="text">
      <style:text-properties style:font-name="Symbol1"/>
    </style:style>
    <style:style style:name="WW8Num12z0" style:family="text">
      <style:text-properties style:font-name="Symbol1"/>
    </style:style>
    <style:style style:name="WW-Fuente_20_de_20_párrafo_20_predeter." style:display-name="WW-Fuente de párrafo predeter." style:family="text"/>
    <style:style style:name="Bullets" style:family="text">
      <style:text-properties style:font-name="StarSymbol1" fo:font-size="9pt" style:font-name-asian="StarSymbol1" style:font-size-asian="9pt" style:font-name-complex="StarSymbol1" style:font-size-complex="9pt"/>
    </style:style>
    <style:style style:name="WW-Bullets" style:family="text">
      <style:text-properties style:font-name="StarSymbol1" fo:font-size="9pt" style:font-name-asian="StarSymbol1" style:font-size-asian="9pt" style:font-name-complex="StarSymbol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bullet text:level="1" text:style-name="WW8Num1z0" style:num-suffix="." text:bullet-char="·">
        <style:list-level-properties text:min-label-width="0.499cm"/>
        <style:text-properties style:font-name="Symbol"/>
      </text:list-level-style-bullet>
      <text:list-level-style-bullet text:level="2" text:style-name="WW8Num1z0" style:num-suffix="." text:bullet-char="·">
        <style:list-level-properties text:space-before="0.501cm" text:min-label-width="0.499cm"/>
        <style:text-properties style:font-name="Symbol"/>
      </text:list-level-style-bullet>
      <text:list-level-style-bullet text:level="3" text:style-name="WW8Num1z0" style:num-suffix="." text:bullet-char="·">
        <style:list-level-properties text:space-before="1cm" text:min-label-width="0.499cm"/>
        <style:text-properties style:font-name="Symbol"/>
      </text:list-level-style-bullet>
      <text:list-level-style-bullet text:level="4" text:style-name="WW8Num1z0" style:num-suffix="." text:bullet-char="·">
        <style:list-level-properties text:space-before="1.501cm" text:min-label-width="0.499cm"/>
        <style:text-properties style:font-name="Symbol"/>
      </text:list-level-style-bullet>
      <text:list-level-style-bullet text:level="5" text:style-name="WW8Num1z0" style:num-suffix="." text:bullet-char="·">
        <style:list-level-properties text:space-before="2cm" text:min-label-width="0.499cm"/>
        <style:text-properties style:font-name="Symbol"/>
      </text:list-level-style-bullet>
      <text:list-level-style-bullet text:level="6" text:style-name="WW8Num1z0" style:num-suffix="." text:bullet-char="·">
        <style:list-level-properties text:space-before="2.501cm" text:min-label-width="0.499cm"/>
        <style:text-properties style:font-name="Symbol"/>
      </text:list-level-style-bullet>
      <text:list-level-style-bullet text:level="7" text:style-name="WW8Num1z0" style:num-suffix="." text:bullet-char="·">
        <style:list-level-properties text:space-before="3.001cm" text:min-label-width="0.499cm"/>
        <style:text-properties style:font-name="Symbol"/>
      </text:list-level-style-bullet>
      <text:list-level-style-bullet text:level="8" text:style-name="WW8Num1z0" style:num-suffix="." text:bullet-char="·">
        <style:list-level-properties text:space-before="3.502cm" text:min-label-width="0.499cm"/>
        <style:text-properties style:font-name="Symbol"/>
      </text:list-level-style-bullet>
      <text:list-level-style-bullet text:level="9" text:style-name="WW8Num1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748cm" text:min-label-width="0.499cm"/>
        <style:text-properties style:font-name="Symbol"/>
      </text:list-level-style-bullet>
      <text:list-level-style-bullet text:level="2" text:style-name="WW8Num2z0" style:num-suffix="." text:bullet-char="·">
        <style:list-level-properties text:space-before="1.995cm" text:min-label-width="0.499cm"/>
        <style:text-properties style:font-name="Symbol"/>
      </text:list-level-style-bullet>
      <text:list-level-style-bullet text:level="3" text:style-name="WW8Num2z0" style:num-suffix="." text:bullet-char="·">
        <style:list-level-properties text:space-before="3.242cm" text:min-label-width="0.499cm"/>
        <style:text-properties style:font-name="Symbol"/>
      </text:list-level-style-bullet>
      <text:list-level-style-bullet text:level="4" text:style-name="WW8Num2z0" style:num-suffix="." text:bullet-char="·">
        <style:list-level-properties text:space-before="4.489cm" text:min-label-width="0.499cm"/>
        <style:text-properties style:font-name="Symbol"/>
      </text:list-level-style-bullet>
      <text:list-level-style-bullet text:level="5" text:style-name="WW8Num2z0" style:num-suffix="." text:bullet-char="·">
        <style:list-level-properties text:space-before="5.736cm" text:min-label-width="0.499cm"/>
        <style:text-properties style:font-name="Symbol"/>
      </text:list-level-style-bullet>
      <text:list-level-style-bullet text:level="6" text:style-name="WW8Num2z0" style:num-suffix="." text:bullet-char="·">
        <style:list-level-properties text:space-before="6.983cm" text:min-label-width="0.499cm"/>
        <style:text-properties style:font-name="Symbol"/>
      </text:list-level-style-bullet>
      <text:list-level-style-bullet text:level="7" text:style-name="WW8Num2z0" style:num-suffix="." text:bullet-char="·">
        <style:list-level-properties text:space-before="8.23cm" text:min-label-width="0.499cm"/>
        <style:text-properties style:font-name="Symbol"/>
      </text:list-level-style-bullet>
      <text:list-level-style-bullet text:level="8" text:style-name="WW8Num2z0" style:num-suffix="." text:bullet-char="·">
        <style:list-level-properties text:space-before="9.478cm" text:min-label-width="0.499cm"/>
        <style:text-properties style:font-name="Symbol"/>
      </text:list-level-style-bullet>
      <text:list-level-style-bullet text:level="9" text:style-name="WW8Num2z0" style:num-suffix="." text:bullet-char="·">
        <style:list-level-properties text:space-before="10.725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1.251cm" fo:margin-bottom="1.752cm" fo:margin-left="3cm" fo:margin-right="2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Facultad de Ingenieria</meta:initial-creator>
    <meta:creation-date>2001-02-07T08:59:00</meta:creation-date>
    <dc:creator>Juan José Ciarlante</dc:creator>
    <dc:date>2006-05-05T12:47:03</dc:date>
    <dc:language>de-DE</dc:language>
    <meta:editing-cycles>24</meta:editing-cycles>
    <meta:editing-duration>PT6H2M3S</meta:editing-duration>
    <meta:user-defined meta:name="Info 1"/>
    <meta:user-defined meta:name="Info 2"/>
    <meta:user-defined meta:name="Info 3"/>
    <meta:user-defined meta:name="Info 4"/>
    <meta:document-statistic meta:table-count="3" meta:image-count="0" meta:object-count="0" meta:page-count="4" meta:paragraph-count="104" meta:word-count="1279" meta:character-count="8334"/>
  </office:meta>
</office:document-meta>
</file>